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43995857" calcext:value-type="float">
            <text:p>30,43995857</text:p>
          </table:table-cell>
          <table:table-cell office:value-type="float" office:value="5.085663613E-026" calcext:value-type="float">
            <text:p>5,09E-026</text:p>
          </table:table-cell>
          <table:table-cell office:value-type="float" office:value="3.096035719" calcext:value-type="float">
            <text:p>3,096035719</text:p>
          </table:table-cell>
          <table:table-cell table:style-name="ce2" table:formula="of:=([.E3]-[.E2])/[.E2]" office:value-type="float" office:value="0.00313585333348412" calcext:value-type="float">
            <text:p>0,00313585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56" calcext:value-type="float">
            <text:p>15956</text:p>
          </table:table-cell>
          <table:table-cell office:value-type="float" office:value="25.19746017" calcext:value-type="float">
            <text:p>25,19746017</text:p>
          </table:table-cell>
          <table:table-cell office:value-type="float" office:value="5.146770763E-020" calcext:value-type="float">
            <text:p>5,15E-020</text:p>
          </table:table-cell>
          <table:table-cell office:value-type="float" office:value="2.383292437" calcext:value-type="float">
            <text:p>2,38329243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56" calcext:value-type="float">
            <text:p>15956</text:p>
          </table:table-cell>
          <table:table-cell office:value-type="float" office:value="26.6660881" calcext:value-type="float">
            <text:p>26,6660881</text:p>
          </table:table-cell>
          <table:table-cell office:value-type="float" office:value="1.401239111E-020" calcext:value-type="float">
            <text:p>1,40E-020</text:p>
          </table:table-cell>
          <table:table-cell office:value-type="float" office:value="2.378173351" calcext:value-type="float">
            <text:p>2,378173351</text:p>
          </table:table-cell>
          <table:table-cell table:formula="of:=([.E5]-[.E4])/[.E4]" office:value-type="float" office:value="-0.00214790510829792" calcext:value-type="float">
            <text:p>-0,00214790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46" calcext:value-type="float">
            <text:p>16046</text:p>
          </table:table-cell>
          <table:table-cell office:value-type="float" office:value="43.77804184" calcext:value-type="float">
            <text:p>43,77804184</text:p>
          </table:table-cell>
          <table:table-cell office:value-type="float" office:value="7.466640098E-018" calcext:value-type="float">
            <text:p>7,47E-018</text:p>
          </table:table-cell>
          <table:table-cell office:value-type="float" office:value="1.993122458" calcext:value-type="float">
            <text:p>1,99312245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46" calcext:value-type="float">
            <text:p>16046</text:p>
          </table:table-cell>
          <table:table-cell office:value-type="float" office:value="54.4355278" calcext:value-type="float">
            <text:p>54,4355278</text:p>
          </table:table-cell>
          <table:table-cell office:value-type="float" office:value="2.380976197E-017" calcext:value-type="float">
            <text:p>2,38E-017</text:p>
          </table:table-cell>
          <table:table-cell office:value-type="float" office:value="1.989819527" calcext:value-type="float">
            <text:p>1,989819527</text:p>
          </table:table-cell>
          <table:table-cell table:style-name="ce3" table:formula="of:=([.E7]-[.E6])/[.E6]" office:value-type="float" office:value="-0.00165716410787647" calcext:value-type="float">
            <text:p>-0,00165716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85" calcext:value-type="float">
            <text:p>16185</text:p>
          </table:table-cell>
          <table:table-cell office:value-type="float" office:value="54.41640472" calcext:value-type="float">
            <text:p>54,41640472</text:p>
          </table:table-cell>
          <table:table-cell office:value-type="float" office:value="0.00000000000001096876496" calcext:value-type="float">
            <text:p>1,10E-014</text:p>
          </table:table-cell>
          <table:table-cell office:value-type="float" office:value="1.741730094" calcext:value-type="float">
            <text:p>1,74173009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85" calcext:value-type="float">
            <text:p>16185</text:p>
          </table:table-cell>
          <table:table-cell office:value-type="float" office:value="55.68826675" calcext:value-type="float">
            <text:p>55,68826675</text:p>
          </table:table-cell>
          <table:table-cell office:value-type="float" office:value="4.538689676E-015" calcext:value-type="float">
            <text:p>4,54E-015</text:p>
          </table:table-cell>
          <table:table-cell office:value-type="float" office:value="1.738720179" calcext:value-type="float">
            <text:p>1,738720179</text:p>
          </table:table-cell>
          <table:table-cell table:style-name="ce3" table:formula="of:=([.E9]-[.E8])/[.E8]" office:value-type="float" office:value="-0.00172811792732338" calcext:value-type="float">
            <text:p>-0,001728117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17" calcext:value-type="float">
            <text:p>16417</text:p>
          </table:table-cell>
          <table:table-cell office:value-type="float" office:value="90.31230164" calcext:value-type="float">
            <text:p>90,31230164</text:p>
          </table:table-cell>
          <table:table-cell office:value-type="float" office:value="0.00000000000007125630787" calcext:value-type="float">
            <text:p>7,13E-014</text:p>
          </table:table-cell>
          <table:table-cell office:value-type="float" office:value="1.558109641" calcext:value-type="float">
            <text:p>1,55810964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17" calcext:value-type="float">
            <text:p>16417</text:p>
          </table:table-cell>
          <table:table-cell office:value-type="float" office:value="105.1375198" calcext:value-type="float">
            <text:p>105,1375198</text:p>
          </table:table-cell>
          <table:table-cell office:value-type="float" office:value="0.0000000000001016528712" calcext:value-type="float">
            <text:p>1,02E-013</text:p>
          </table:table-cell>
          <table:table-cell office:value-type="float" office:value="1.557619214" calcext:value-type="float">
            <text:p>1,557619214</text:p>
          </table:table-cell>
          <table:table-cell table:style-name="ce3" table:formula="of:=([.E11]-[.E10])/[.E10]" office:value-type="float" office:value="-0.000314757695540199" calcext:value-type="float">
            <text:p>-0,00031475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485" calcext:value-type="float">
            <text:p>16485</text:p>
          </table:table-cell>
          <table:table-cell office:value-type="float" office:value="105.1187668" calcext:value-type="float">
            <text:p>105,1187668</text:p>
          </table:table-cell>
          <table:table-cell office:value-type="float" office:value="0.000000000001940621275" calcext:value-type="float">
            <text:p>1,94E-012</text:p>
          </table:table-cell>
          <table:table-cell office:value-type="float" office:value="1.418779016" calcext:value-type="float">
            <text:p>1,4187790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485" calcext:value-type="float">
            <text:p>16485</text:p>
          </table:table-cell>
          <table:table-cell office:value-type="float" office:value="112.0772095" calcext:value-type="float">
            <text:p>112,0772095</text:p>
          </table:table-cell>
          <table:table-cell office:value-type="float" office:value="0.000000000002363995284" calcext:value-type="float">
            <text:p>2,36E-012</text:p>
          </table:table-cell>
          <table:table-cell office:value-type="float" office:value="1.418751597" calcext:value-type="float">
            <text:p>1,418751597</text:p>
          </table:table-cell>
          <table:table-cell table:formula="of:=([.E13]-[.E12])/[.E12]" office:value-type="float" office:value="-0.000019325772153955" calcext:value-type="float">
            <text:p>-1,932577215395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608" calcext:value-type="float">
            <text:p>16608</text:p>
          </table:table-cell>
          <table:table-cell office:value-type="float" office:value="111.933754" calcext:value-type="float">
            <text:p>111,933754</text:p>
          </table:table-cell>
          <table:table-cell office:value-type="float" office:value="0.00000000004072748735" calcext:value-type="float">
            <text:p>4,07E-011</text:p>
          </table:table-cell>
          <table:table-cell office:value-type="float" office:value="1.305927873" calcext:value-type="float">
            <text:p>1,30592787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608" calcext:value-type="float">
            <text:p>16608</text:p>
          </table:table-cell>
          <table:table-cell office:value-type="float" office:value="112.1816483" calcext:value-type="float">
            <text:p>112,1816483</text:p>
          </table:table-cell>
          <table:table-cell office:value-type="float" office:value="0.0000000001574019942" calcext:value-type="float">
            <text:p>1,57E-010</text:p>
          </table:table-cell>
          <table:table-cell office:value-type="float" office:value="1.306471467" calcext:value-type="float">
            <text:p>1,306471467</text:p>
          </table:table-cell>
          <table:table-cell table:formula="of:=([.E15]-[.E14])/[.E14]" office:value-type="float" office:value="0.000416251166116305" calcext:value-type="float">
            <text:p>0,00041625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19" calcext:value-type="float">
            <text:p>16719</text:p>
          </table:table-cell>
          <table:table-cell office:value-type="float" office:value="112.152832" calcext:value-type="float">
            <text:p>112,152832</text:p>
          </table:table-cell>
          <table:table-cell office:value-type="float" office:value="0.0000000005988575746" calcext:value-type="float">
            <text:p>5,99E-010</text:p>
          </table:table-cell>
          <table:table-cell office:value-type="float" office:value="1.213857651" calcext:value-type="float">
            <text:p>1,21385765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19" calcext:value-type="float">
            <text:p>16719</text:p>
          </table:table-cell>
          <table:table-cell office:value-type="float" office:value="111.6290512" calcext:value-type="float">
            <text:p>111,6290512</text:p>
          </table:table-cell>
          <table:table-cell office:value-type="float" office:value="0.000000001471537336" calcext:value-type="float">
            <text:p>1,47E-009</text:p>
          </table:table-cell>
          <table:table-cell office:value-type="float" office:value="1.214966059" calcext:value-type="float">
            <text:p>1,214966059</text:p>
          </table:table-cell>
          <table:table-cell table:formula="of:=([.E17]-[.E16])/[.E16]" office:value-type="float" office:value="0.000913128486760178" calcext:value-type="float">
            <text:p>0,000913128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03" calcext:value-type="float">
            <text:p>17003</text:p>
          </table:table-cell>
          <table:table-cell office:value-type="float" office:value="184.0720978" calcext:value-type="float">
            <text:p>184,0720978</text:p>
          </table:table-cell>
          <table:table-cell office:value-type="float" office:value="0.000000006810237707" calcext:value-type="float">
            <text:p>6,81E-009</text:p>
          </table:table-cell>
          <table:table-cell office:value-type="float" office:value="1.128441572" calcext:value-type="float">
            <text:p>1,12844157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03" calcext:value-type="float">
            <text:p>17003</text:p>
          </table:table-cell>
          <table:table-cell office:value-type="float" office:value="226.7875977" calcext:value-type="float">
            <text:p>226,7875977</text:p>
          </table:table-cell>
          <table:table-cell office:value-type="float" office:value="0.0000000007309052807" calcext:value-type="float">
            <text:p>7,31E-010</text:p>
          </table:table-cell>
          <table:table-cell office:value-type="float" office:value="1.130562901" calcext:value-type="float">
            <text:p>1,130562901</text:p>
          </table:table-cell>
          <table:table-cell table:style-name="ce3" table:formula="of:=([.E19]-[.E18])/[.E18]" office:value-type="float" office:value="0.00187987491123727" calcext:value-type="float">
            <text:p>0,001879874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59" calcext:value-type="float">
            <text:p>17159</text:p>
          </table:table-cell>
          <table:table-cell office:value-type="float" office:value="226.6358643" calcext:value-type="float">
            <text:p>226,6358643</text:p>
          </table:table-cell>
          <table:table-cell office:value-type="float" office:value="0.0000000002893375262" calcext:value-type="float">
            <text:p>2,89E-010</text:p>
          </table:table-cell>
          <table:table-cell office:value-type="float" office:value="1.058077812" calcext:value-type="float">
            <text:p>1,05807781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159" calcext:value-type="float">
            <text:p>17159</text:p>
          </table:table-cell>
          <table:table-cell office:value-type="float" office:value="226.1517487" calcext:value-type="float">
            <text:p>226,1517487</text:p>
          </table:table-cell>
          <table:table-cell office:value-type="float" office:value="0.000000004713030854" calcext:value-type="float">
            <text:p>4,71E-009</text:p>
          </table:table-cell>
          <table:table-cell office:value-type="float" office:value="1.059868932" calcext:value-type="float">
            <text:p>1,059868932</text:p>
          </table:table-cell>
          <table:table-cell table:style-name="ce3" table:formula="of:=([.E21]-[.E20])/[.E20]" office:value-type="float" office:value="0.0016928055571021" calcext:value-type="float">
            <text:p>0,001692805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362" calcext:value-type="float">
            <text:p>17362</text:p>
          </table:table-cell>
          <table:table-cell office:value-type="float" office:value="226.1451416" calcext:value-type="float">
            <text:p>226,1451416</text:p>
          </table:table-cell>
          <table:table-cell office:value-type="float" office:value="0.00000002047757874" calcext:value-type="float">
            <text:p>2,05E-008</text:p>
          </table:table-cell>
          <table:table-cell office:value-type="float" office:value="1.00625205" calcext:value-type="float">
            <text:p>1,0062520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217064284350806" calcext:value-type="float">
            <text:p>0,0002170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2:38.117042647</dc:date>
    <meta:document-statistic meta:table-count="1" meta:cell-count="121" meta:object-count="0"/>
    <meta:generator>LibreOffice/4.1.4.2$Linux_X86_64 LibreOffice_project/410m0$Build-2</meta:generator>
  </office:meta>
</office:document-meta>
</file>